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2]-([.F2]+[.H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3]-([.F3]+[.H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4]-([.F4]+[.H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5]-([.F5]+[.H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6]-([.F6]+[.H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7]-([.F7]+[.H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8]-([.F8]+[.H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8]/[.D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9]-([.F9]+[.H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9]/[.D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0]-([.F10]+[.H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1]-([.F11]+[.H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-([.F12]+[.H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3]-([.F13]+[.H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4]-([.F14]+[.H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5]-([.F15]+[.H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-([.F16]+[.H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7]-([.F17]+[.H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8]-([.F18]+[.H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9]-([.F19]+[.H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0]-([.F20]+[.H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1]-([.F21]+[.H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2]-[.D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2]-([.F22]+[.H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3]-[.D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-([.F23]+[.H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4]-[.D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4]-([.F24]+[.H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5]-[.D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5]-([.F25]+[.H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6]-[.D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6]-([.F26]+[.H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7]-([.F27]+[.H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8]-[.D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8]-([.F28]+[.H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9]-([.F29]+[.H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-([.F30]+[.H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1]-([.F31]+[.H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2]-([.F32]+[.H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-([.F33]+[.H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4]-([.F34]+[.H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5]-([.F35]+[.H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6]-[.D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6]-([.F36]+[.H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7]-([.F37]+[.H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38]-([.F38]+[.H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39]-([.F39]+[.H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0]-([.F40]+[.H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1]-([.F41]+[.H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-([.F42]+[.H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-([.F43]+[.H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4]-([.F44]+[.H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5]-[.D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5]-([.F45]+[.H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6]-([.F46]+[.H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7]-([.F47]+[.H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48]-([.F48]+[.H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49]-[.D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49]-([.F49]+[.H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0]-[.D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0]-([.F50]+[.H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1]-[.D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1]-([.F51]+[.H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2]-[.D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2]-([.F52]+[.H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3]-[.D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3]-([.F53]+[.H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D54]-[.D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4]-([.F54]+[.H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D55]-[.D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5]-([.F55]+[.H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D56]-[.D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D56]-([.F56]+[.H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6]/[.D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7]-[.D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D57]-([.F57]+[.H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F57]/[.D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8]-[.D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58]-[.F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D58]-([.F58]+[.H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8]/[.D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59]-[.D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59]-([.F59]+[.H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9]/[.D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60]-([.F60]+[.H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0]/[.D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D61]-[.D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D61]-([.F61]+[.H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1]/[.D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D62]-[.D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2]-([.F62]+[.H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2]/[.D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D63]-[.D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3]-([.F63]+[.H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3]/[.D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D64]-[.D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D64]-([.F64]+[.H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4]/[.D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D65]-[.D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D65]-([.F65]+[.H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5]/[.D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D66]-[.D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D66]-([.F66]+[.H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6]/[.D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D67]-[.D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D67]-([.F67]+[.H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F67]/[.D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D68]-[.D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D68]-([.F68]+[.H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F68]/[.D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D69]-[.D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D69]-([.F69]+[.H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F69]/[.D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D70]-([.F70]+[.H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F70]/[.D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D71]-[.D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([.D71]-([.F71]+[.H71]))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F71]/[.D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 table:number-rows-repeated="104841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rafico_30_05_2020" table:style-name="ta1">
        <table:shapes>
          <draw:frame draw:z-index="0" draw:style-name="gr1" draw:text-style-name="P1" svg:width="296.55mm" svg:height="161.5mm" svg:x="54.51mm" svg:y="35.59mm">
            <draw:object draw:notify-on-update-of-ranges="grafico_30_05_2020.A2:grafico_30_05_2020.A2 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/>
        </table:table-row>
        <table:table-row table:style-name="ro1" table:number-rows-repeated="104841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07:16:53.242746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6-01T07:20:42.131231786</dc:date>
    <meta:editing-duration>P8DT6H24M34S</meta:editing-duration>
    <meta:editing-cycles>105</meta:editing-cycles>
    <meta:generator>LibreOffice/6.1.5.2$Linux_X86_64 LibreOffice_project/10$Build-2</meta:generator>
    <meta:document-statistic meta:table-count="2" meta:cell-count="15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